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961in" svg:y="3.3335in">
            <draw:object draw:notify-on-update-of-ranges="Sheet1.A1:Sheet1.A16 Sheet1.C1:Sheet1.C16 Sheet1.J1:Sheet1.J17 Sheet1.D1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3252" calcext:value-type="float">
            <text:p>0.00143252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0.00626864" calcext:value-type="float">
            <text:p>0.006268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24.1" calcext:value-type="float">
            <text:p>24.1</text:p>
          </table:table-cell>
          <table:table-cell table:style-name="ce4" office:value-type="time" office:time-value="PT08H30M00S" calcext:value-type="time">
            <text:p>08:30:00 AM</text:p>
          </table:table-cell>
          <table:table-cell office:value-type="string" calcext:value-type="string">
            <text:p>Run 2 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6297" calcext:value-type="float">
            <text:p>0.00656297</text:p>
          </table:table-cell>
          <table:table-cell office:value-type="float" office:value="0.00444183" calcext:value-type="float">
            <text:p>0.00444183</text:p>
          </table:table-cell>
          <table:table-cell office:value-type="float" office:value="0.00658523" calcext:value-type="float">
            <text:p>0.00658523</text:p>
          </table:table-cell>
          <table:table-cell office:value-type="float" office:value="0.0123216" calcext:value-type="float">
            <text:p>0.0123216</text:p>
          </table:table-cell>
          <table:table-cell office:value-type="float" office:value="0.0126207" calcext:value-type="float">
            <text:p>0.0126207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23.74" calcext:value-type="float">
            <text:p>23.7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40558" calcext:value-type="float">
            <text:p>0.00940558</text:p>
          </table:table-cell>
          <table:table-cell office:value-type="float" office:value="0.00720605" calcext:value-type="float">
            <text:p>0.00720605</text:p>
          </table:table-cell>
          <table:table-cell office:value-type="float" office:value="0.0106987" calcext:value-type="float">
            <text:p>0.0106987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0146378" calcext:value-type="float">
            <text:p>0.0146378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65" calcext:value-type="float">
            <text:p>0.265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23.48" calcext:value-type="float">
            <text:p>23.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5734" calcext:value-type="float">
            <text:p>0.0125734</text:p>
          </table:table-cell>
          <table:table-cell office:value-type="float" office:value="0.0124641" calcext:value-type="float">
            <text:p>0.0124641</text:p>
          </table:table-cell>
          <table:table-cell office:value-type="float" office:value="0.0129793" calcext:value-type="float">
            <text:p>0.012979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office:value-type="float" office:value="23.3" calcext:value-type="float">
            <text:p>23.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136333" calcext:value-type="float">
            <text:p>0.0136333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0.0180355" calcext:value-type="float">
            <text:p>0.0180355</text:p>
          </table:table-cell>
          <table:table-cell office:value-type="float" office:value="0.0192932" calcext:value-type="float">
            <text:p>0.0192932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5" calcext:value-type="float">
            <text:p>0.465</text:p>
          </table:table-cell>
          <table:table-cell office:value-type="float" office:value="23.15" calcext:value-type="float">
            <text:p>23.1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66235" calcext:value-type="float">
            <text:p>0.0166235</text:p>
          </table:table-cell>
          <table:table-cell office:value-type="float" office:value="0.0161643" calcext:value-type="float">
            <text:p>0.0161643</text:p>
          </table:table-cell>
          <table:table-cell office:value-type="float" office:value="0.0177546" calcext:value-type="float">
            <text:p>0.0177546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208101" calcext:value-type="float">
            <text:p>0.0208101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65" calcext:value-type="float">
            <text:p>0.565</text:p>
          </table:table-cell>
          <table:table-cell office:value-type="float" office:value="23.07" calcext:value-type="float">
            <text:p>23.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2672" calcext:value-type="float">
            <text:p>0.0192672</text:p>
          </table:table-cell>
          <table:table-cell office:value-type="float" office:value="0.0179892" calcext:value-type="float">
            <text:p>0.0179892</text:p>
          </table:table-cell>
          <table:table-cell office:value-type="float" office:value="0.0204099" calcext:value-type="float">
            <text:p>0.0204099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0217483" calcext:value-type="float">
            <text:p>0.0217483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65" calcext:value-type="float">
            <text:p>0.665</text:p>
          </table:table-cell>
          <table:table-cell office:value-type="float" office:value="22.97" calcext:value-type="float">
            <text:p>22.97</text:p>
          </table:table-cell>
          <table:table-cell table:style-name="ce4" office:value-type="time" office:time-value="PT09H30M00S" calcext:value-type="time">
            <text:p>09:30:00 AM</text:p>
          </table:table-cell>
          <table:table-cell office:value-type="string" calcext:value-type="string">
            <text:p>Run 3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09822" calcext:value-type="float">
            <text:p>0.0209822</text:p>
          </table:table-cell>
          <table:table-cell office:value-type="float" office:value="0.0200164" calcext:value-type="float">
            <text:p>0.0200164</text:p>
          </table:table-cell>
          <table:table-cell office:value-type="float" office:value="0.0212578" calcext:value-type="float">
            <text:p>0.0212578</text:p>
          </table:table-cell>
          <table:table-cell office:value-type="float" office:value="0.0227143" calcext:value-type="float">
            <text:p>0.0227143</text:p>
          </table:table-cell>
          <table:table-cell office:value-type="float" office:value="0.0241203" calcext:value-type="float">
            <text:p>0.024120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09318" calcext:value-type="float">
            <text:p>0.0209318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248766" calcext:value-type="float">
            <text:p>0.0248766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65" calcext:value-type="float">
            <text:p>0.865</text:p>
          </table:table-cell>
          <table:table-cell office:value-type="float" office:value="22.81" calcext:value-type="float">
            <text:p>22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5599" calcext:value-type="float">
            <text:p>0.0245599</text:p>
          </table:table-cell>
          <table:table-cell office:value-type="float" office:value="0.0221079" calcext:value-type="float">
            <text:p>0.0221079</text:p>
          </table:table-cell>
          <table:table-cell office:value-type="float" office:value="0.0248688" calcext:value-type="float">
            <text:p>0.0248688</text:p>
          </table:table-cell>
          <table:table-cell office:value-type="float" office:value="0.0264196" calcext:value-type="float">
            <text:p>0.0264196</text:p>
          </table:table-cell>
          <table:table-cell office:value-type="float" office:value="0.0297" calcext:value-type="float">
            <text:p>0.0297</text:p>
          </table:table-cell>
          <table:table-cell office:value-type="float" office:value="65.8999999999999" calcext:value-type="float">
            <text:p>65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22.77" calcext:value-type="float">
            <text:p>22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1" calcext:value-type="float">
            <text:p>0.031</text:p>
          </table:table-cell>
          <table:table-cell office:value-type="float" office:value="65.9999999999999" calcext:value-type="float">
            <text:p>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65" calcext:value-type="float">
            <text:p>1.065</text:p>
          </table:table-cell>
          <table:table-cell office:value-type="float" office:value="22.68" calcext:value-type="float">
            <text:p>22.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66.0999999999999" calcext:value-type="float">
            <text:p>66.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65" calcext:value-type="float">
            <text:p>1.165</text:p>
          </table:table-cell>
          <table:table-cell office:value-type="float" office:value="22.54" calcext:value-type="float">
            <text:p>22.54</text:p>
          </table:table-cell>
          <table:table-cell table:style-name="ce4" office:value-type="time" office:time-value="PT09H45M00S" calcext:value-type="time">
            <text:p>09:45:00 A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66.1999999999999" calcext:value-type="float">
            <text:p>66.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2.44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66.2999999999999" calcext:value-type="float">
            <text:p>66.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365" calcext:value-type="float">
            <text:p>1.365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  <table:table-cell office:value-type="float" office:value="22.37" calcext:value-type="float">
            <text:p>22.3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5553" calcext:value-type="float">
            <text:p>0.0345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21" calcext:value-type="float">
            <text:p>0.0421</text:p>
          </table:table-cell>
          <table:table-cell office:value-type="float" office:value="66.3999999999999" calcext:value-type="float">
            <text:p>66.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465" calcext:value-type="float">
            <text:p>1.465</text:p>
          </table:table-cell>
          <table:table-cell office:value-type="float" office:value="22.13" calcext:value-type="float">
            <text:p>22.13</text:p>
          </table:table-cell>
          <table:table-cell table:style-name="ce4" office:value-type="time" office:time-value="PT09H50M00S" calcext:value-type="time">
            <text:p>09:50:00 AM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31" calcext:value-type="float">
            <text:p>0.043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565" calcext:value-type="float">
            <text:p>1.565</text:p>
          </table:table-cell>
          <table:table-cell office:value-type="float" office:value="21.89" calcext:value-type="float">
            <text:p>21.89</text:p>
          </table:table-cell>
          <table:table-cell table:style-name="ce4" office:value-type="time" office:time-value="PT10H00M00S" calcext:value-type="time">
            <text:p>10:0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67" calcext:value-type="float">
            <text:p>21.67</text:p>
          </table:table-cell>
          <table:table-cell table:style-name="ce4" office:value-type="time" office:time-value="PT10H10M00S" calcext:value-type="time">
            <text:p>10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table:style-name="ce4" office:value-type="time" office:time-value="PT10H15M00S" calcext:value-type="time">
            <text:p>10:15:00 AM</text:p>
          </table:table-cell>
          <table:table-cell office:value-type="string" calcext:value-type="string">
            <text:p>Run 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.45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9" calcext:value-type="float">
            <text:p>21.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2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06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99" calcext:value-type="float">
            <text:p>20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8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2" calcext:value-type="float">
            <text:p>20.82</text:p>
          </table:table-cell>
          <table:table-cell table:style-name="ce4" office:value-type="time" office:time-value="PT10H40M00S" calcext:value-type="time">
            <text:p>10:40:00 AM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20.68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62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38" calcext:value-type="float">
            <text:p>20.38</text:p>
          </table:table-cell>
          <table:table-cell table:style-name="ce4" office:value-type="time" office:time-value="PT10H50M00S" calcext:value-type="time">
            <text:p>10:5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run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.98" calcext:value-type="float">
            <text:p>19.98</text:p>
          </table:table-cell>
          <table:table-cell table:style-name="ce4" office:value-type="time" office:time-value="PT11H10M00S" calcext:value-type="time">
            <text:p>11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9" calcext:value-type="float">
            <text:p>19.59</text:p>
          </table:table-cell>
          <table:table-cell table:style-name="ce4" office:value-type="time" office:time-value="PT11H25M00S" calcext:value-type="time">
            <text:p>11:2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41" calcext:value-type="float">
            <text:p>19.41</text:p>
          </table:table-cell>
          <table:table-cell table:style-name="ce4" office:value-type="time" office:time-value="PT11H35M00S" calcext:value-type="time">
            <text:p>11:3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3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23" calcext:value-type="float">
            <text:p>19.23</text:p>
          </table:table-cell>
          <table:table-cell table:style-name="ce4" office:value-type="time" office:time-value="PT11H45M00S" calcext:value-type="time">
            <text:p>11:4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07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9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5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1" calcext:value-type="float">
            <text:p>18.9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5" calcext:value-type="float">
            <text:p>18.85</text:p>
          </table:table-cell>
          <table:table-cell table:style-name="ce4" office:value-type="time" office:time-value="PT12H10M00S" calcext:value-type="time">
            <text:p>12:10:00 P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8.84" calcext:value-type="float">
            <text:p>18.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8" calcext:value-type="float">
            <text:p>18.88</text:p>
          </table:table-cell>
          <table:table-cell table:style-name="ce4" office:value-type="time" office:time-value="PT12H30M00S" calcext:value-type="time">
            <text:p>12:30:00 PM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 table:number-columns-spanned="5" table:number-rows-spanned="1">
            <text:p>VUV3, 28.7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96198" calcext:value-type="float">
            <text:p>0.00296198</text:p>
          </table:table-cell>
          <table:table-cell office:value-type="float" office:value="51.5" calcext:value-type="float">
            <text:p>51.5</text:p>
          </table:table-cell>
          <table:table-cell office:value-type="float" office:value="0.00100746" calcext:value-type="float">
            <text:p>0.00100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0.0135914" calcext:value-type="float">
            <text:p>0.0135914</text:p>
          </table:table-cell>
          <table:table-cell office:value-type="float" office:value="51.5" calcext:value-type="float">
            <text:p>51.5</text:p>
          </table:table-cell>
          <table:table-cell office:value-type="float" office:value="0.000518543" calcext:value-type="float">
            <text:p>0.00051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06" calcext:value-type="float">
            <text:p>109.06</text:p>
          </table:table-cell>
          <table:table-cell table:formula="of:=AVERAGE([.M3:.M14])" office:value-type="float" office:value="109.78" calcext:value-type="float">
            <text:p>109.78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601705" calcext:value-type="float">
            <text:p>0.00601705</text:p>
          </table:table-cell>
          <table:table-cell office:value-type="float" office:value="52" calcext:value-type="float">
            <text:p>52</text:p>
          </table:table-cell>
          <table:table-cell office:value-type="float" office:value="0.000481022" calcext:value-type="float">
            <text:p>0.000481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0.0166258" calcext:value-type="float">
            <text:p>0.0166258</text:p>
          </table:table-cell>
          <table:table-cell office:value-type="float" office:value="52" calcext:value-type="float">
            <text:p>52</text:p>
          </table:table-cell>
          <table:table-cell office:value-type="float" office:value="0.000534815" calcext:value-type="float">
            <text:p>0.000534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26" calcext:value-type="float">
            <text:p>109.26</text:p>
          </table:table-cell>
          <table:table-cell table:style-name="ce2" table:formula="of:=STDEV([.M3:.M14])/SQRT(COUNT([.M3:.M14]))" office:value-type="float" office:value="0.114089279235007" calcext:value-type="float">
            <text:p>0.1140892792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973661" calcext:value-type="float">
            <text:p>0.00973661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9402" calcext:value-type="float">
            <text:p>0.00059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0204315" calcext:value-type="float">
            <text:p>0.0204315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64982" calcext:value-type="float">
            <text:p>0.000564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5" calcext:value-type="float">
            <text:p>110.05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31582" calcext:value-type="float">
            <text:p>0.0131582</text:p>
          </table:table-cell>
          <table:table-cell office:value-type="float" office:value="53" calcext:value-type="float">
            <text:p>53</text:p>
          </table:table-cell>
          <table:table-cell office:value-type="float" office:value="0.000629637" calcext:value-type="float">
            <text:p>0.000629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0.0239985" calcext:value-type="float">
            <text:p>0.0239985</text:p>
          </table:table-cell>
          <table:table-cell office:value-type="float" office:value="53" calcext:value-type="float">
            <text:p>53</text:p>
          </table:table-cell>
          <table:table-cell office:value-type="float" office:value="0.000591857" calcext:value-type="float">
            <text:p>0.000591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48" calcext:value-type="float">
            <text:p>109.48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168871" calcext:value-type="float">
            <text:p>0.016887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0.0277801" calcext:value-type="float">
            <text:p>0.027780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693151" calcext:value-type="float">
            <text:p>0.000693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2" calcext:value-type="float">
            <text:p>110.02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208439" calcext:value-type="float">
            <text:p>0.0208439</text:p>
          </table:table-cell>
          <table:table-cell office:value-type="float" office:value="54" calcext:value-type="float">
            <text:p>54</text:p>
          </table:table-cell>
          <table:table-cell office:value-type="float" office:value="0.000864596" calcext:value-type="float">
            <text:p>0.000864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0.0315023" calcext:value-type="float">
            <text:p>0.0315023</text:p>
          </table:table-cell>
          <table:table-cell office:value-type="float" office:value="54" calcext:value-type="float">
            <text:p>54</text:p>
          </table:table-cell>
          <table:table-cell office:value-type="float" office:value="0.000713625" calcext:value-type="float">
            <text:p>0.000713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13" calcext:value-type="float">
            <text:p>110.13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242997" calcext:value-type="float">
            <text:p>0.0242997</text:p>
          </table:table-cell>
          <table:table-cell office:value-type="float" office:value="54.5" calcext:value-type="float">
            <text:p>54.5</text:p>
          </table:table-cell>
          <table:table-cell office:value-type="float" office:value="0.00121415" calcext:value-type="float">
            <text:p>0.00121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0.0353905" calcext:value-type="float">
            <text:p>0.0353905</text:p>
          </table:table-cell>
          <table:table-cell office:value-type="float" office:value="54.5" calcext:value-type="float">
            <text:p>54.5</text:p>
          </table:table-cell>
          <table:table-cell office:value-type="float" office:value="0.000750229" calcext:value-type="float">
            <text:p>0.000750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8" calcext:value-type="float">
            <text:p>109.78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55" calcext:value-type="float">
            <text:p>55</text:p>
          </table:table-cell>
          <table:table-cell office:value-type="float" office:value="0.00122708" calcext:value-type="float">
            <text:p>0.00122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0.0393188" calcext:value-type="float">
            <text:p>0.0393188</text:p>
          </table:table-cell>
          <table:table-cell office:value-type="float" office:value="55" calcext:value-type="float">
            <text:p>55</text:p>
          </table:table-cell>
          <table:table-cell office:value-type="float" office:value="0.000888195" calcext:value-type="float">
            <text:p>0.000888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6" calcext:value-type="float">
            <text:p>109.76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318961" calcext:value-type="float">
            <text:p>0.0318961</text:p>
          </table:table-cell>
          <table:table-cell office:value-type="float" office:value="55.5" calcext:value-type="float">
            <text:p>55.5</text:p>
          </table:table-cell>
          <table:table-cell office:value-type="float" office:value="0.00109079" calcext:value-type="float">
            <text:p>0.00109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0.043402" calcext:value-type="float">
            <text:p>0.043402</text:p>
          </table:table-cell>
          <table:table-cell office:value-type="float" office:value="55.5" calcext:value-type="float">
            <text:p>55.5</text:p>
          </table:table-cell>
          <table:table-cell office:value-type="float" office:value="0.000986773" calcext:value-type="float">
            <text:p>0.00098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2" calcext:value-type="float">
            <text:p>109.72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360149" calcext:value-type="float">
            <text:p>0.0360149</text:p>
          </table:table-cell>
          <table:table-cell office:value-type="float" office:value="56" calcext:value-type="float">
            <text:p>56</text:p>
          </table:table-cell>
          <table:table-cell office:value-type="float" office:value="0.00106854" calcext:value-type="float">
            <text:p>0.001068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1" calcext:value-type="float">
            <text:p>110.1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394256" calcext:value-type="float">
            <text:p>0.0394256</text:p>
          </table:table-cell>
          <table:table-cell office:value-type="float" office:value="56.5" calcext:value-type="float">
            <text:p>56.5</text:p>
          </table:table-cell>
          <table:table-cell office:value-type="float" office:value="0.00252718" calcext:value-type="float">
            <text:p>0.002527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22" calcext:value-type="float">
            <text:p>110.22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2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4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357749" calcext:value-type="float">
            <text:p>0.00357749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39575" calcext:value-type="float">
            <text:p>0.000439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0.00305193" calcext:value-type="float">
            <text:p>0.00305193</text:p>
          </table:table-cell>
          <table:table-cell office:value-type="float" office:value="48" calcext:value-type="float">
            <text:p>48</text:p>
          </table:table-cell>
          <table:table-cell office:value-type="float" office:value="0.000414474" calcext:value-type="float">
            <text:p>0.00041447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17047" calcext:value-type="float">
            <text:p>0.00717047</text:p>
          </table:table-cell>
          <table:table-cell office:value-type="float" office:value="49.6" calcext:value-type="float">
            <text:p>49.6</text:p>
          </table:table-cell>
          <table:table-cell office:value-type="float" office:value="0.000464888" calcext:value-type="float">
            <text:p>0.000464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0.00658663" calcext:value-type="float">
            <text:p>0.00658663</text:p>
          </table:table-cell>
          <table:table-cell office:value-type="float" office:value="48.5" calcext:value-type="float">
            <text:p>48.5</text:p>
          </table:table-cell>
          <table:table-cell office:value-type="float" office:value="0.00042333" calcext:value-type="float">
            <text:p>0.000423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108129" calcext:value-type="float">
            <text:p>0.0108129</text:p>
          </table:table-cell>
          <table:table-cell office:value-type="float" office:value="50.1" calcext:value-type="float">
            <text:p>50.1</text:p>
          </table:table-cell>
          <table:table-cell office:value-type="float" office:value="0.000461746" calcext:value-type="float">
            <text:p>0.00046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49" calcext:value-type="float">
            <text:p>49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4192" calcext:value-type="float">
            <text:p>0.014192</text:p>
          </table:table-cell>
          <table:table-cell office:value-type="float" office:value="50.6" calcext:value-type="float">
            <text:p>50.6</text:p>
          </table:table-cell>
          <table:table-cell office:value-type="float" office:value="0.000499408" calcext:value-type="float">
            <text:p>0.000499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0.0137053" calcext:value-type="float">
            <text:p>0.013705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41366" calcext:value-type="float">
            <text:p>0.000413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178401" calcext:value-type="float">
            <text:p>0.0178401</text:p>
          </table:table-cell>
          <table:table-cell office:value-type="float" office:value="51.1" calcext:value-type="float">
            <text:p>51.1</text:p>
          </table:table-cell>
          <table:table-cell office:value-type="float" office:value="0.000559671" calcext:value-type="float">
            <text:p>0.000559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0.0174426" calcext:value-type="float">
            <text:p>0.0174426</text:p>
          </table:table-cell>
          <table:table-cell office:value-type="float" office:value="50" calcext:value-type="float">
            <text:p>50</text:p>
          </table:table-cell>
          <table:table-cell office:value-type="float" office:value="0.000463923" calcext:value-type="float">
            <text:p>0.0004639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217672" calcext:value-type="float">
            <text:p>0.0217672</text:p>
          </table:table-cell>
          <table:table-cell office:value-type="float" office:value="51.6" calcext:value-type="float">
            <text:p>51.6</text:p>
          </table:table-cell>
          <table:table-cell office:value-type="float" office:value="0.000525284" calcext:value-type="float">
            <text:p>0.000525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0.0212979" calcext:value-type="float">
            <text:p>0.0212979</text:p>
          </table:table-cell>
          <table:table-cell office:value-type="float" office:value="50.5" calcext:value-type="float">
            <text:p>50.5</text:p>
          </table:table-cell>
          <table:table-cell office:value-type="float" office:value="0.000531922" calcext:value-type="float">
            <text:p>0.00053192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256709" calcext:value-type="float">
            <text:p>0.0256709</text:p>
          </table:table-cell>
          <table:table-cell office:value-type="float" office:value="52.1" calcext:value-type="float">
            <text:p>52.1</text:p>
          </table:table-cell>
          <table:table-cell office:value-type="float" office:value="0.000595647" calcext:value-type="float">
            <text:p>0.000595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0.0252692" calcext:value-type="float">
            <text:p>0.0252692</text:p>
          </table:table-cell>
          <table:table-cell office:value-type="float" office:value="51" calcext:value-type="float">
            <text:p>51</text:p>
          </table:table-cell>
          <table:table-cell office:value-type="float" office:value="0.000489309" calcext:value-type="float">
            <text:p>0.0004893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290747" calcext:value-type="float">
            <text:p>0.0290747</text:p>
          </table:table-cell>
          <table:table-cell office:value-type="float" office:value="52.6" calcext:value-type="float">
            <text:p>52.6</text:p>
          </table:table-cell>
          <table:table-cell office:value-type="float" office:value="0.000617504" calcext:value-type="float">
            <text:p>0.000617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.0287685" calcext:value-type="float">
            <text:p>0.0287685</text:p>
          </table:table-cell>
          <table:table-cell office:value-type="float" office:value="51.5" calcext:value-type="float">
            <text:p>51.5</text:p>
          </table:table-cell>
          <table:table-cell office:value-type="float" office:value="0.00062921" calcext:value-type="float">
            <text:p>0.000629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328865" calcext:value-type="float">
            <text:p>0.0328865</text:p>
          </table:table-cell>
          <table:table-cell office:value-type="float" office:value="53.1" calcext:value-type="float">
            <text:p>53.1</text:p>
          </table:table-cell>
          <table:table-cell office:value-type="float" office:value="0.000726348" calcext:value-type="float">
            <text:p>0.000726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.0325149" calcext:value-type="float">
            <text:p>0.0325149</text:p>
          </table:table-cell>
          <table:table-cell office:value-type="float" office:value="52" calcext:value-type="float">
            <text:p>52</text:p>
          </table:table-cell>
          <table:table-cell office:value-type="float" office:value="0.000612317" calcext:value-type="float">
            <text:p>0.000612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366162" calcext:value-type="float">
            <text:p>0.0366162</text:p>
          </table:table-cell>
          <table:table-cell office:value-type="float" office:value="53.6" calcext:value-type="float">
            <text:p>53.6</text:p>
          </table:table-cell>
          <table:table-cell office:value-type="float" office:value="0.00074273" calcext:value-type="float">
            <text:p>0.000742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10236" calcext:value-type="float">
            <text:p>0.0410236</text:p>
          </table:table-cell>
          <table:table-cell office:value-type="float" office:value="54.1" calcext:value-type="float">
            <text:p>54.1</text:p>
          </table:table-cell>
          <table:table-cell office:value-type="float" office:value="0.000943932" calcext:value-type="float">
            <text:p>0.000943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6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8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6.3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7.3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8.3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8.8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9.3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9.8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0.3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0.8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1.3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9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10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3454" calcext:value-type="float">
            <text:p>0.0343454</text:p>
          </table:table-cell>
          <table:table-cell office:value-type="float" office:value="46.5" calcext:value-type="float">
            <text:p>46.5</text:p>
          </table:table-cell>
          <table:table-cell office:value-type="float" office:value="0.000652363" calcext:value-type="float">
            <text:p>0.000652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2946" calcext:value-type="float">
            <text:p>0.0342946</text:p>
          </table:table-cell>
          <table:table-cell/>
          <table:table-cell office:value-type="float" office:value="0.000609627" calcext:value-type="float">
            <text:p>0.000609627</text:p>
          </table:table-cell>
          <table:table-cell/>
          <table:table-cell office:value-type="float" office:value="0.0468722" calcext:value-type="float">
            <text:p>0.0468722</text:p>
          </table:table-cell>
          <table:table-cell/>
          <table:table-cell office:value-type="float" office:value="0.000960614" calcext:value-type="float">
            <text:p>0.000960614</text:p>
          </table:table-cell>
          <table:table-cell/>
          <table:table-cell office:value-type="float" office:value="0.0621504" calcext:value-type="float">
            <text:p>0.0621504</text:p>
          </table:table-cell>
          <table:table-cell/>
          <table:table-cell office:value-type="float" office:value="0.00109005" calcext:value-type="float">
            <text:p>0.0010900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19" calcext:value-type="float">
            <text:p>0.0384919</text:p>
          </table:table-cell>
          <table:table-cell office:value-type="float" office:value="47" calcext:value-type="float">
            <text:p>47</text:p>
          </table:table-cell>
          <table:table-cell office:value-type="float" office:value="0.000646497" calcext:value-type="float">
            <text:p>0.0006464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16" calcext:value-type="float">
            <text:p>0.0343416</text:p>
          </table:table-cell>
          <table:table-cell/>
          <table:table-cell office:value-type="float" office:value="0.000627732" calcext:value-type="float">
            <text:p>0.000627732</text:p>
          </table:table-cell>
          <table:table-cell/>
          <table:table-cell office:value-type="float" office:value="0.0468882" calcext:value-type="float">
            <text:p>0.0468882</text:p>
          </table:table-cell>
          <table:table-cell/>
          <table:table-cell office:value-type="float" office:value="0.000958475" calcext:value-type="float">
            <text:p>0.000958475</text:p>
          </table:table-cell>
          <table:table-cell/>
          <table:table-cell office:value-type="float" office:value="0.0624057" calcext:value-type="float">
            <text:p>0.0624057</text:p>
          </table:table-cell>
          <table:table-cell/>
          <table:table-cell office:value-type="float" office:value="0.00106297" calcext:value-type="float">
            <text:p>0.0010629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54" calcext:value-type="float">
            <text:p>0.0343454</text:p>
          </table:table-cell>
          <table:table-cell/>
          <table:table-cell office:value-type="float" office:value="0.000652363" calcext:value-type="float">
            <text:p>0.000652363</text:p>
          </table:table-cell>
          <table:table-cell table:number-columns-repeated="5"/>
          <table:table-cell office:value-type="float" office:value="0.0624348" calcext:value-type="float">
            <text:p>0.0624348</text:p>
          </table:table-cell>
          <table:table-cell/>
          <table:table-cell office:value-type="float" office:value="0.000922324" calcext:value-type="float">
            <text:p>0.00092232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68722" calcext:value-type="float">
            <text:p>0.0468722</text:p>
          </table:table-cell>
          <table:table-cell office:value-type="float" office:value="48" calcext:value-type="float">
            <text:p>48</text:p>
          </table:table-cell>
          <table:table-cell office:value-type="float" office:value="0.000960614" calcext:value-type="float">
            <text:p>0.0009606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51" calcext:value-type="float">
            <text:p>0.0384951</text:p>
          </table:table-cell>
          <table:table-cell/>
          <table:table-cell office:value-type="float" office:value="0.000665115" calcext:value-type="float">
            <text:p>0.000665115</text:p>
          </table:table-cell>
          <table:table-cell/>
          <table:table-cell office:value-type="float" office:value="0.050476" calcext:value-type="float">
            <text:p>0.050476</text:p>
          </table:table-cell>
          <table:table-cell/>
          <table:table-cell office:value-type="float" office:value="0.000633404" calcext:value-type="float">
            <text:p>0.000633404</text:p>
          </table:table-cell>
          <table:table-cell/>
          <table:table-cell office:value-type="float" office:value="0.0668427" calcext:value-type="float">
            <text:p>0.0668427</text:p>
          </table:table-cell>
          <table:table-cell/>
          <table:table-cell office:value-type="float" office:value="0.000948131" calcext:value-type="float">
            <text:p>0.00094813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49" calcext:value-type="float">
            <text:p>49</text:p>
          </table:table-cell>
          <table:table-cell office:value-type="float" office:value="0.00119811" calcext:value-type="float">
            <text:p>0.00119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509" calcext:value-type="float">
            <text:p>0.038509</text:p>
          </table:table-cell>
          <table:table-cell/>
          <table:table-cell office:value-type="float" office:value="0.000626802" calcext:value-type="float">
            <text:p>0.000626802</text:p>
          </table:table-cell>
          <table:table-cell table:number-columns-repeated="5"/>
          <table:table-cell office:value-type="float" office:value="0.0666286" calcext:value-type="float">
            <text:p>0.0666286</text:p>
          </table:table-cell>
          <table:table-cell/>
          <table:table-cell office:value-type="float" office:value="0.00110776" calcext:value-type="float">
            <text:p>0.0011077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4745" calcext:value-type="float">
            <text:p>0.0584745</text:p>
          </table:table-cell>
          <table:table-cell office:value-type="float" office:value="49.5" calcext:value-type="float">
            <text:p>49.5</text:p>
          </table:table-cell>
          <table:table-cell office:value-type="float" office:value="0.000929573" calcext:value-type="float">
            <text:p>0.000929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19" calcext:value-type="float">
            <text:p>0.0384919</text:p>
          </table:table-cell>
          <table:table-cell/>
          <table:table-cell office:value-type="float" office:value="0.000646497" calcext:value-type="float">
            <text:p>0.000646497</text:p>
          </table:table-cell>
          <table:table-cell/>
          <table:table-cell office:value-type="float" office:value="0.0540173" calcext:value-type="float">
            <text:p>0.0540173</text:p>
          </table:table-cell>
          <table:table-cell/>
          <table:table-cell office:value-type="float" office:value="0.00119811" calcext:value-type="float">
            <text:p>0.00119811</text:p>
          </table:table-cell>
          <table:table-cell/>
          <table:table-cell office:value-type="float" office:value="0.0667473" calcext:value-type="float">
            <text:p>0.0667473</text:p>
          </table:table-cell>
          <table:table-cell/>
          <table:table-cell office:value-type="float" office:value="0.00123383" calcext:value-type="float">
            <text:p>0.0012338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594" calcext:value-type="float">
            <text:p>0.0423594</text:p>
          </table:table-cell>
          <table:table-cell/>
          <table:table-cell office:value-type="float" office:value="0.000635536" calcext:value-type="float">
            <text:p>0.000635536</text:p>
          </table:table-cell>
          <table:table-cell/>
          <table:table-cell office:value-type="float" office:value="0.0588959" calcext:value-type="float">
            <text:p>0.0588959</text:p>
          </table:table-cell>
          <table:table-cell/>
          <table:table-cell office:value-type="float" office:value="0.000897659" calcext:value-type="float">
            <text:p>0.000897659</text:p>
          </table:table-cell>
          <table:table-cell/>
          <table:table-cell office:value-type="float" office:value="0.068595" calcext:value-type="float">
            <text:p>0.068595</text:p>
          </table:table-cell>
          <table:table-cell/>
          <table:table-cell office:value-type="float" office:value="0.00106723" calcext:value-type="float">
            <text:p>0.0010672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0.068595" calcext:value-type="float">
            <text:p>0.068595</text:p>
          </table:table-cell>
          <table:table-cell office:value-type="float" office:value="51" calcext:value-type="float">
            <text:p>51</text:p>
          </table:table-cell>
          <table:table-cell office:value-type="float" office:value="0.00106723" calcext:value-type="float">
            <text:p>0.00106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81" calcext:value-type="float">
            <text:p>0.0423681</text:p>
          </table:table-cell>
          <table:table-cell/>
          <table:table-cell office:value-type="float" office:value="0.000645318" calcext:value-type="float">
            <text:p>0.000645318</text:p>
          </table:table-cell>
          <table:table-cell/>
          <table:table-cell office:value-type="float" office:value="0.0584745" calcext:value-type="float">
            <text:p>0.0584745</text:p>
          </table:table-cell>
          <table:table-cell/>
          <table:table-cell office:value-type="float" office:value="0.000929573" calcext:value-type="float">
            <text:p>0.000929573</text:p>
          </table:table-cell>
          <table:table-cell/>
          <table:table-cell office:value-type="float" office:value="0.0710453" calcext:value-type="float">
            <text:p>0.0710453</text:p>
          </table:table-cell>
          <table:table-cell/>
          <table:table-cell office:value-type="float" office:value="0.00189109" calcext:value-type="float">
            <text:p>0.00189109</text:p>
          </table:table-cell>
        </table:table-row>
        <table:table-row table:style-name="ro1">
          <table:table-cell table:number-columns-repeated="6"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23" calcext:value-type="float">
            <text:p>0.0423623</text:p>
          </table:table-cell>
          <table:table-cell/>
          <table:table-cell office:value-type="float" office:value="0.000671261" calcext:value-type="float">
            <text:p>0.000671261</text:p>
          </table:table-cell>
          <table:table-cell/>
          <table:table-cell office:value-type="float" office:value="0.0584883" calcext:value-type="float">
            <text:p>0.0584883</text:p>
          </table:table-cell>
          <table:table-cell/>
          <table:table-cell office:value-type="float" office:value="0.000942339" calcext:value-type="float">
            <text:p>0.000942339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110°C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float" office:value="0.0748863" calcext:value-type="float">
            <text:p>0.0748863</text:p>
          </table:table-cell>
          <table:table-cell/>
          <table:table-cell office:value-type="float" office:value="0.00176057" calcext:value-type="float">
            <text:p>0.00176057</text:p>
          </table:table-cell>
          <table:table-cell table:number-columns-repeated="1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293984" calcext:value-type="float">
            <text:p>0.0293984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2041" calcext:value-type="float">
            <text:p>0.0752041</text:p>
          </table:table-cell>
          <table:table-cell/>
          <table:table-cell office:value-type="float" office:value="0.00192572" calcext:value-type="float">
            <text:p>0.00192572</text:p>
          </table:table-cell>
          <table:table-cell table:number-columns-repeated="14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574518" calcext:value-type="float">
            <text:p>0.0574518</text:p>
          </table:table-cell>
          <table:table-cell office:value-type="float" office:value="52" calcext:value-type="float">
            <text:p>52</text:p>
          </table:table-cell>
          <table:table-cell office:value-type="float" office:value="0.00122511" calcext:value-type="float">
            <text:p>0.001225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table table:name="Sheet3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5" table:number-rows-spanned="1">
            <text:p>MEG, 26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0°C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0436023" calcext:value-type="float">
            <text:p>0.00436023</text:p>
          </table:table-cell>
          <table:table-cell office:value-type="float" office:value="65" calcext:value-type="float">
            <text:p>65</text:p>
          </table:table-cell>
          <table:table-cell office:value-type="float" office:value="0.000803924" calcext:value-type="float">
            <text:p>0.0008039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0.00319313" calcext:value-type="float">
            <text:p>0.00319313</text:p>
          </table:table-cell>
          <table:table-cell office:value-type="float" office:value="63.5" calcext:value-type="float">
            <text:p>63.5</text:p>
          </table:table-cell>
          <table:table-cell office:value-type="float" office:value="0.000271171" calcext:value-type="float">
            <text:p>0.0002711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style-name="ce3" office:value-type="float" office:value="0.00398211" calcext:value-type="float">
            <text:p>3.98E-00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0639042" calcext:value-type="float">
            <text:p>0.00639042</text:p>
          </table:table-cell>
          <table:table-cell office:value-type="float" office:value="65.4" calcext:value-type="float">
            <text:p>65.4</text:p>
          </table:table-cell>
          <table:table-cell office:value-type="float" office:value="0.00100176" calcext:value-type="float">
            <text:p>0.00100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0.00470642" calcext:value-type="float">
            <text:p>0.00470642</text:p>
          </table:table-cell>
          <table:table-cell office:value-type="float" office:value="64" calcext:value-type="float">
            <text:p>64</text:p>
          </table:table-cell>
          <table:table-cell office:value-type="float" office:value="0.000256673" calcext:value-type="float">
            <text:p>0.0002566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0859203" calcext:value-type="float">
            <text:p>0.00859203</text:p>
          </table:table-cell>
          <table:table-cell office:value-type="float" office:value="65.8" calcext:value-type="float">
            <text:p>65.8</text:p>
          </table:table-cell>
          <table:table-cell office:value-type="float" office:value="0.00105234" calcext:value-type="float">
            <text:p>0.00105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0.00630469" calcext:value-type="float">
            <text:p>0.00630469</text:p>
          </table:table-cell>
          <table:table-cell office:value-type="float" office:value="64.5" calcext:value-type="float">
            <text:p>64.5</text:p>
          </table:table-cell>
          <table:table-cell office:value-type="float" office:value="0.000339784" calcext:value-type="float">
            <text:p>0.0003397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103269" calcext:value-type="float">
            <text:p>0.0103269</text:p>
          </table:table-cell>
          <table:table-cell office:value-type="float" office:value="66.2" calcext:value-type="float">
            <text:p>66.2</text:p>
          </table:table-cell>
          <table:table-cell office:value-type="float" office:value="0.00244179" calcext:value-type="float">
            <text:p>0.00244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0.00768537" calcext:value-type="float">
            <text:p>0.00768537</text:p>
          </table:table-cell>
          <table:table-cell office:value-type="float" office:value="65" calcext:value-type="float">
            <text:p>65</text:p>
          </table:table-cell>
          <table:table-cell office:value-type="float" office:value="0.000324671" calcext:value-type="float">
            <text:p>0.0003246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130989" calcext:value-type="float">
            <text:p>0.0130989</text:p>
          </table:table-cell>
          <table:table-cell office:value-type="float" office:value="66.6" calcext:value-type="float">
            <text:p>66.6</text:p>
          </table:table-cell>
          <table:table-cell office:value-type="float" office:value="0.00110247" calcext:value-type="float">
            <text:p>0.0011024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4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VUV3,-2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40°C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0392835" calcext:value-type="float">
            <text:p>0.00392835</text:p>
          </table:table-cell>
          <table:table-cell office:value-type="float" office:value="62.3" calcext:value-type="float">
            <text:p>62.3</text:p>
          </table:table-cell>
          <table:table-cell office:value-type="float" office:value="0.0000451729" calcext:value-type="float">
            <text:p>4.51729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0.00130451" calcext:value-type="float">
            <text:p>0.00130451</text:p>
          </table:table-cell>
          <table:table-cell office:value-type="float" office:value="61.45" calcext:value-type="float">
            <text:p>61.45</text:p>
          </table:table-cell>
          <table:table-cell office:value-type="float" office:value="0.00224157" calcext:value-type="float">
            <text:p>0.002241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0510234" calcext:value-type="float">
            <text:p>0.00510234</text:p>
          </table:table-cell>
          <table:table-cell office:value-type="float" office:value="62.7" calcext:value-type="float">
            <text:p>62.7</text:p>
          </table:table-cell>
          <table:table-cell office:value-type="float" office:value="0.000282546" calcext:value-type="float">
            <text:p>0.000282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0.00468107" calcext:value-type="float">
            <text:p>0.00468107</text:p>
          </table:table-cell>
          <table:table-cell office:value-type="float" office:value="61.85" calcext:value-type="float">
            <text:p>61.85</text:p>
          </table:table-cell>
          <table:table-cell office:value-type="float" office:value="0.000306343" calcext:value-type="float">
            <text:p>0.0003063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0567039" calcext:value-type="float">
            <text:p>0.00567039</text:p>
          </table:table-cell>
          <table:table-cell office:value-type="float" office:value="63.1" calcext:value-type="float">
            <text:p>63.1</text:p>
          </table:table-cell>
          <table:table-cell office:value-type="float" office:value="0.000371689" calcext:value-type="float">
            <text:p>0.000371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0.00848954" calcext:value-type="float">
            <text:p>0.00848954</text:p>
          </table:table-cell>
          <table:table-cell office:value-type="float" office:value="62.25" calcext:value-type="float">
            <text:p>62.25</text:p>
          </table:table-cell>
          <table:table-cell office:value-type="float" office:value="0.000386572" calcext:value-type="float">
            <text:p>0.0003865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64014" calcext:value-type="float">
            <text:p>0.0064014</text:p>
          </table:table-cell>
          <table:table-cell office:value-type="float" office:value="63.5" calcext:value-type="float">
            <text:p>63.5</text:p>
          </table:table-cell>
          <table:table-cell office:value-type="float" office:value="0.000310659" calcext:value-type="float">
            <text:p>0.000310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0.00694375" calcext:value-type="float">
            <text:p>0.00694375</text:p>
          </table:table-cell>
          <table:table-cell office:value-type="float" office:value="62.65" calcext:value-type="float">
            <text:p>62.65</text:p>
          </table:table-cell>
          <table:table-cell office:value-type="float" office:value="0.000299332" calcext:value-type="float">
            <text:p>0.0002993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0739144" calcext:value-type="float">
            <text:p>0.00739144</text:p>
          </table:table-cell>
          <table:table-cell office:value-type="float" office:value="63.9" calcext:value-type="float">
            <text:p>63.9</text:p>
          </table:table-cell>
          <table:table-cell office:value-type="float" office:value="0.000287701" calcext:value-type="float">
            <text:p>0.000287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0.0120839" calcext:value-type="float">
            <text:p>0.0120839</text:p>
          </table:table-cell>
          <table:table-cell office:value-type="float" office:value="63.05" calcext:value-type="float">
            <text:p>63.05</text:p>
          </table:table-cell>
          <table:table-cell office:value-type="float" office:value="0.000446631" calcext:value-type="float">
            <text:p>0.0004466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table:number-columns-repeated="2"/>
          <table:table-cell table:number-columns-repeated="5"/>
        </table:table-row>
        <table:table-row table:style-name="ro1">
          <table:table-cell table:number-columns-repeated="6"/>
          <table:table-cell office:value-type="float" office:value="1130" calcext:value-type="float">
            <text:p>1130</text:p>
          </table:table-cell>
          <table:table-cell office:value-type="float" office:value="0.0188371" calcext:value-type="float">
            <text:p>0.0188371</text:p>
          </table:table-cell>
          <table:table-cell office:value-type="float" office:value="63.45" calcext:value-type="float">
            <text:p>63.45</text:p>
          </table:table-cell>
          <table:table-cell office:value-type="float" office:value="0.000777131" calcext:value-type="float">
            <text:p>0.0007771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131" calcext:value-type="float">
            <text:p>1131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63.85" calcext:value-type="float">
            <text:p>63.85</text:p>
          </table:table-cell>
          <table:table-cell office:value-type="float" office:value="0.000564491" calcext:value-type="float">
            <text:p>0.0005644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132" calcext:value-type="float">
            <text:p>1132</text:p>
          </table:table-cell>
          <table:table-cell office:value-type="float" office:value="0.0991154" calcext:value-type="float">
            <text:p>0.0991154</text:p>
          </table:table-cell>
          <table:table-cell office:value-type="float" office:value="64.25" calcext:value-type="float">
            <text:p>64.25</text:p>
          </table:table-cell>
          <table:table-cell office:value-type="float" office:value="0.00479056" calcext:value-type="float">
            <text:p>0.004790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 table:number-columns-spanned="5" table:number-rows-spanned="1">
            <text:p>VUV3,-6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80°C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6.3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7.3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8.3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8.8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9.3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9.8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0.3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0.8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1.3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 table:number-columns-spanned="5" table:number-rows-spanned="1">
            <text:p>VUV3,-9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100°C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2946" calcext:value-type="float">
            <text:p>0.0342946</text:p>
          </table:table-cell>
          <table:table-cell office:value-type="float" office:value="46.5" calcext:value-type="float">
            <text:p>46.5</text:p>
          </table:table-cell>
          <table:table-cell office:value-type="float" office:value="0.000609627" calcext:value-type="float">
            <text:p>0.0006096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51" calcext:value-type="float">
            <text:p>0.0384951</text:p>
          </table:table-cell>
          <table:table-cell office:value-type="float" office:value="47" calcext:value-type="float">
            <text:p>47</text:p>
          </table:table-cell>
          <table:table-cell office:value-type="float" office:value="0.000665115" calcext:value-type="float">
            <text:p>0.0006651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70293" calcext:value-type="float">
            <text:p>0.0470293</text:p>
          </table:table-cell>
          <table:table-cell office:value-type="float" office:value="48" calcext:value-type="float">
            <text:p>48</text:p>
          </table:table-cell>
          <table:table-cell office:value-type="float" office:value="0.000855977" calcext:value-type="float">
            <text:p>0.0008559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9228" calcext:value-type="float">
            <text:p>0.0549228</text:p>
          </table:table-cell>
          <table:table-cell office:value-type="float" office:value="49" calcext:value-type="float">
            <text:p>49</text:p>
          </table:table-cell>
          <table:table-cell office:value-type="float" office:value="0.00144022" calcext:value-type="float">
            <text:p>0.001440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8959" calcext:value-type="float">
            <text:p>0.0588959</text:p>
          </table:table-cell>
          <table:table-cell office:value-type="float" office:value="49.5" calcext:value-type="float">
            <text:p>49.5</text:p>
          </table:table-cell>
          <table:table-cell office:value-type="float" office:value="0.000897659" calcext:value-type="float">
            <text:p>0.0008976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0.0710693" calcext:value-type="float">
            <text:p>0.0710693</text:p>
          </table:table-cell>
          <table:table-cell office:value-type="float" office:value="51" calcext:value-type="float">
            <text:p>51</text:p>
          </table:table-cell>
          <table:table-cell office:value-type="float" office:value="0.00190118" calcext:value-type="float">
            <text:p>0.001901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 table:number-columns-spanned="5" table:number-rows-spanned="1">
            <text:p>VUV3,-110°C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293984" calcext:value-type="float">
            <text:p>0.0293984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574518" calcext:value-type="float">
            <text:p>0.0574518</text:p>
          </table:table-cell>
          <table:table-cell office:value-type="float" office:value="52" calcext:value-type="float">
            <text:p>52</text:p>
          </table:table-cell>
          <table:table-cell office:value-type="float" office:value="0.00122511" calcext:value-type="float">
            <text:p>0.0012251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07:33:51.31445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8:34:42.306529657</meta:creation-date>
    <dc:date>2015-07-25T07:34:03.237335333</dc:date>
    <meta:editing-duration>PT18H29M41S</meta:editing-duration>
    <meta:editing-cycles>104</meta:editing-cycles>
    <meta:generator>LibreOffice/4.2.8.2$Linux_X86_64 LibreOffice_project/420m0$Build-2</meta:generator>
    <meta:document-statistic meta:table-count="3" meta:cell-count="1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Sheet1.A1:Sheet1.A16 Sheet1.C1:Sheet1.D16" svg:x="0.32cm" svg:y="0.18cm" svg:width="11.264cm" svg:height="8.64cm">
          <chartooo:coordinate-region svg:x="1.418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scatter">
            <chart:domain table:cell-range-address="Sheet1.A1:Sheet1.A16"/>
            <chart:regression-curve chart:style-name="ch7">
              <chart:equation chart:display-equation="true" chart:display-r-square="false" svg:x="1.528cm" svg:y="0.572cm"/>
            </chart:regression-curve>
            <chart:data-point chart:repeated="16"/>
          </chart:series>
          <chart:series chart:style-name="ch8" chart:values-cell-range-address="Sheet1.D1:Sheet1.D16" chart:class="chart:scatter">
            <chart:domain table:cell-range-address="Sheet1.J1:Sheet1.J17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0.00296159">
                <text:p>0.00296159</text:p>
                <draw:g>
                  <svg:desc>Sheet1.C1:Sheet1.C16</svg:desc>
                </draw:g>
              </table:table-cell>
              <table:table-cell office:value-type="float" office:value="0.065">
                <text:p>0.065</text:p>
                <draw:g>
                  <svg:desc>Sheet1.J1:Sheet1.J17</svg:desc>
                </draw:g>
              </table:table-cell>
              <table:table-cell office:value-type="float" office:value="0.00315307">
                <text:p>0.00315307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44183">
                <text:p>0.00444183</text:p>
              </table:table-cell>
              <table:table-cell office:value-type="float" office:value="0.165">
                <text:p>0.165</text:p>
              </table:table-cell>
              <table:table-cell office:value-type="float" office:value="0.00658523">
                <text:p>0.006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720605">
                <text:p>0.00720605</text:p>
              </table:table-cell>
              <table:table-cell office:value-type="float" office:value="0.265">
                <text:p>0.265</text:p>
              </table:table-cell>
              <table:table-cell office:value-type="float" office:value="0.0106987">
                <text:p>0.010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24641">
                <text:p>0.0124641</text:p>
              </table:table-cell>
              <table:table-cell office:value-type="float" office:value="0.365">
                <text:p>0.365</text:p>
              </table:table-cell>
              <table:table-cell office:value-type="float" office:value="0.0129793">
                <text:p>0.012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6333">
                <text:p>0.0136333</text:p>
              </table:table-cell>
              <table:table-cell office:value-type="float" office:value="0.465">
                <text:p>0.465</text:p>
              </table:table-cell>
              <table:table-cell office:value-type="float" office:value="0.0156842">
                <text:p>0.015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61643">
                <text:p>0.0161643</text:p>
              </table:table-cell>
              <table:table-cell office:value-type="float" office:value="0.565">
                <text:p>0.565</text:p>
              </table:table-cell>
              <table:table-cell office:value-type="float" office:value="0.0177546">
                <text:p>0.017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79892">
                <text:p>0.0179892</text:p>
              </table:table-cell>
              <table:table-cell office:value-type="float" office:value="0.665">
                <text:p>0.665</text:p>
              </table:table-cell>
              <table:table-cell office:value-type="float" office:value="0.0204099">
                <text:p>0.020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0164">
                <text:p>0.0200164</text:p>
              </table:table-cell>
              <table:table-cell office:value-type="float" office:value="0.765">
                <text:p>0.765</text:p>
              </table:table-cell>
              <table:table-cell office:value-type="float" office:value="0.0212578">
                <text:p>0.021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09318">
                <text:p>0.0209318</text:p>
              </table:table-cell>
              <table:table-cell office:value-type="float" office:value="0.865">
                <text:p>0.865</text:p>
              </table:table-cell>
              <table:table-cell office:value-type="float" office:value="0.0238147">
                <text:p>0.02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21079">
                <text:p>0.0221079</text:p>
              </table:table-cell>
              <table:table-cell office:value-type="float" office:value="0.965">
                <text:p>0.965</text:p>
              </table:table-cell>
              <table:table-cell office:value-type="float" office:value="0.0248688">
                <text:p>0.024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4412">
                <text:p>0.024412</text:p>
              </table:table-cell>
              <table:table-cell office:value-type="float" office:value="1.065">
                <text:p>1.06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275">
                <text:p>0.0275</text:p>
              </table:table-cell>
              <table:table-cell office:value-type="float" office:value="1.165">
                <text:p>1.1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04">
                <text:p>0.0304</text:p>
              </table:table-cell>
              <table:table-cell office:value-type="float" office:value="1.265">
                <text:p>1.26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324">
                <text:p>0.0324</text:p>
              </table:table-cell>
              <table:table-cell office:value-type="float" office:value="1.365">
                <text:p>1.365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345553">
                <text:p>0.0345553</text:p>
              </table:table-cell>
              <table:table-cell office:value-type="float" office:value="1.465">
                <text:p>1.465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62">
                <text:p>0.0362</text:p>
              </table:table-cell>
              <table:table-cell office:value-type="float" office:value="1.565">
                <text:p>1.56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